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Options.isSystemInOu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PDFProfile( String [ ] args , int 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mandLineOptions.isCoarseArea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AFP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CommandLine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Options.parseConfiguration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XSLIn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mandLineOptions.setOutputMode( String m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Options.printUsag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CommandLineOptions.parseCustomOutputOption( String [ ] args , int 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mandLineOptions.parseFOInputOption( String [ ] args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mandLineOptions.parseUnknownOption( String [ ] args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mandLineOptions.parsePNG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PDFUserPassword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addXSL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Options.getInput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Text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rintUsagePrin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Options.getXS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setOutputFil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Options.parseImageInputOption( String [ ] args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mandLineOptions.parseAreaTreeOption( String [ ] args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mandLineOptions.parseSVG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PDFOwnerPassword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XMLInputOption( String [ ] args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neOptions.getOutputForma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Options.getPDFEncryptionPara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mandLineOptions.parseAreaTreeInputOption( String [ ] args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mandLineOptions.parsePrintOutputOption( String [ ] args ,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mandLineOptions.parsePDFOutputOption( String [ ] args , int i , String pdfA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neOptions.parseCopies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Options.setLogOption( String option , String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LineOptions.setUser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Options( String [ ] args )</text:p>
          </table:table-cell>
          <table:table-cell office:value-type="float" office:value="48">
            <text:p text:style-name="Table_20_Contents">48</text:p>
          </table:table-cell>
          <table:table-cell office:value-type="float" office:value="42">
            <text:p text:style-name="Table_20_Contents">42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CommandLineOptions.parseMIF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parsePCL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getF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checkSettings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CommandLineOptions.setLogLevel( String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Options.getFO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get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RTF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isOutputToSt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ri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FO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dumpConfiguratio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">
            <text:p text:style-name="Table_20_Contents">5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CommandLineOptions.parseResolu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getUserConfi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Language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Options.isOption( Strin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isInputFromSt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AWTOutputOption( String [ ] arg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Options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createInputHandl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andLineOptions.parse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ommandLineOptions.getOutp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Postscript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Options.get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Options.parseTIFFOutputOption( String [ ] arg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